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new ODT-formatted file</text:p>
      <text:p text:style-name="Standard"/>
      <text:p text:style-name="Standard">Text starts here.</text:p>
      <text:p text:style-name="Standard"/>
      <text:p text:style-name="Standard"/>
      <text:p text:style-name="Standard">Text edited to remote origin.</text:p>
      <text:p text:style-name="Standard"/>
      <text:p text:style-name="Standard">Bizcargui edits file.</text:p>
      <text:p text:style-name="Standard">Bermudo edits file.</text:p>
      <text:p text:style-name="Standard"/>
      <text:p text:style-name="Standard">Bizcargui edits again. Yet another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3T06:44:03</meta:creation-date>
    <dc:date>2015-06-03T07:50:14</dc:date>
    <dc:creator>Wolfgang Freis</dc:creator>
    <meta:editing-duration>PT2M42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6" meta:word-count="24" meta:character-count="150"/>
  </office:meta>
</office:document-meta>
</file>